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style:style style:name="T2" style:family="text">
      <style:text-properties fo:color="#000000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493cm" svg:x="0cm" svg:y="-0.246cm" presentation:class="title" presentation:user-transformed="true">
          <draw:text-box>
            <text:p text:style-name="P1"><text:span text:style-name="T1">Jezus jest z nami tu /x4</text:span><text:span text:style-name="T2"><text:line-break/></text:span><text:span text:style-name="T2">ppp</text:span><text:span text:style-name="T1"><text:line-break/></text:span><text:span text:style-name="T1">A Jego moc działa dziś</text:span><text:span text:style-name="T1"><text:line-break/></text:span><text:span text:style-name="T1">by uwolnić Cię</text:span><text:span text:style-name="T1"><text:line-break/></text:span><text:span text:style-name="T1">A Jego moc działa dziś</text:span><text:span text:style-name="T1"><text:line-break/></text:span><text:span text:style-name="T1">by uzdrowić Cię</text:span><text:span text:style-name="T1"><text:line-break/></text:span><text:span text:style-name="T1">A Jego moc działa dziś</text:span><text:span text:style-name="T1"><text:line-break/></text:span><text:span text:style-name="T1">aby zbawić Cię</text:span><text:span text:style-name="T1"><text:line-break/></text:span><text:span text:style-name="T1">Jezus jest z nami t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25T19:58:37</meta:creation-date>
    <dc:date>2016-01-26T08:30:14.801000000</dc:date>
    <dc:language>pl-PL</dc:language>
    <meta:editing-cycles>7</meta:editing-cycles>
    <meta:editing-duration>PT1H44M11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